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Hyperlink" style:data-style-name="N0"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fo:background-color="#FFFF99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FFFF99"/>
    </style:style>
    <style:style style:name="ce11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13" style:family="table-cell" style:parent-style-name="Hyperlink" style:data-style-name="N0">
      <style:table-cell-properties fo:border-top="2pt solid #000000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fo:background-color="#FFFF99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36">
      <style:table-cell-properties style:vertical-align="automatic" fo:background-color="#FFFF99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8" style:family="table-cell" style:parent-style-name="Hyperlink" style:data-style-name="N0">
      <style:table-cell-properties fo:border-top="none" fo:border-bottom="none" fo:border-left="none" fo:border-right="2pt solid #000000" fo:background-color="#FFFF99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 fo:background-color="#FFFF99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fo:background-color="#FFFF99"/>
    </style:style>
    <style:style style:name="ce2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99" style:repeat-content="false"/>
      <style:paragraph-properties fo:text-align="center"/>
    </style:style>
    <style:style style:name="ce23" style:family="table-cell" style:parent-style-name="Hyperlink" style:data-style-name="N0">
      <style:table-cell-properties fo:border-top="none" fo:border-bottom="2pt solid #000000" fo:border-left="none" fo:border-right="2pt solid #000000" fo:background-color="#FFFF99"/>
      <style:text-properties fo:color="#0563C1" style:text-underline-style="solid" style:text-underline-type="single"/>
    </style:style>
    <style:style style:name="ce24" style:family="table-cell" style:parent-style-name="Default" style:data-style-name="N36">
      <style:table-cell-properties fo:border-top="2pt solid #000000" fo:border-bottom="none" fo:border-left="none" fo:border-right="2pt solid #000000" style:vertical-align="automatic" fo:background-color="#FFFF99"/>
    </style:style>
    <style:style style:name="ce25" style:family="table-cell" style:parent-style-name="Default" style:data-style-name="N36">
      <style:table-cell-properties fo:border-top="none" fo:border-bottom="none" fo:border-left="none" fo:border-right="2pt solid #000000" style:vertical-align="automatic" fo:background-color="#FFFF99"/>
    </style:style>
    <style:style style:name="ce26" style:family="table-cell" style:parent-style-name="Hyperlink" style:data-style-name="N36">
      <style:table-cell-properties fo:border-top="none" fo:border-bottom="none" fo:border-left="none" fo:border-right="2pt solid #000000" style:vertical-align="automatic" fo:background-color="#FFFF99"/>
      <style:text-properties fo:color="#0563C1" style:text-underline-style="solid" style:text-underline-type="single"/>
    </style:style>
    <style:style style:name="ce27" style:family="table-cell" style:parent-style-name="Default" style:data-style-name="N36">
      <style:table-cell-properties fo:border-top="none" fo:border-bottom="2pt solid #000000" fo:border-left="none" fo:border-right="2pt solid #000000" style:vertical-align="automatic" fo:background-color="#FFFF99"/>
    </style:style>
    <style:style style:name="ce28" style:family="table-cell" style:parent-style-name="Default" style:data-style-name="N0">
      <style:table-cell-properties fo:border-top="none" fo:border-bottom="none" fo:border-left="none" fo:border-right="2pt solid #000000" fo:background-color="#FFFF99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 fo:background-color="#FFFF99"/>
    </style:style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color="#FF0000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none" fo:border-right="2pt solid #000000" fo:background-color="#FFFF99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37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51895833333333cm" style:use-optimal-column-width="true"/>
    </style:style>
    <style:style style:name="co3" style:family="table-column">
      <style:table-column-properties fo:break-before="auto" style:column-width="7.83166666666667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0.7685416666667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udd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'm basing this on the assumption that the frame will just have one side covered by osb, with the other side left exposed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Also that we're only going 8ft high with the panels, but there will be 4 uprights that go all the way to the top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No costs included for inner door frames or wall paint, but we can just attach to the outer frame if we don't need anything fancy for the door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Frame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58 X 74 X 3750mm (Qty of 1)</text:p>
          </table:table-cell>
          <table:table-cell office:value-type="string" table:style-name="ce10">
            <text:p>Macclesfield Reclemation</text:p>
          </table:table-cell>
          <table:table-cell office:value-type="currency" office:value="3" table:style-name="ce11">
            <text:p>£3.00</text:p>
          </table:table-cell>
          <table:table-cell office:value-type="float" office:value="30" table:style-name="ce12">
            <text:p>30</text:p>
          </table:table-cell>
          <table:table-cell office:value-type="currency" office:value="90" table:formula="of:=[.E10]*[.F10]" table:style-name="ce11">
            <text:p>£90.00</text:p>
          </table:table-cell>
          <table:table-cell table:style-name="ce13"/>
          <table:table-cell table:number-columns-repeated="16376"/>
        </table:table-row>
        <table:table-row table:style-name="ro1">
          <table:table-cell/>
          <table:table-cell office:value-type="string" table:style-name="ce14">
            <text:p>OuterFrame</text:p>
          </table:table-cell>
          <table:table-cell office:value-type="string" table:style-name="ce15">
            <text:p>This wood size is actually 120x70x3750mm for £6, but we can split it into 2 pieces using the table saw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can use this for the uprights and cross beams, We think they have enough for most / all of what we need (30 bits when split into 2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is wood is also a bit longer than 3.6m, so by standing it on a horizontal block underneath we reckon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should be able to get it to reach all the way to the top of the flat part of the ceiling without needing vertcies (3.8m)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1. This provides the 4 uprights at the free standing corners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2. It also goes along the top, bottom, sides of the frame, and one piece in the middl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3. It also fits around the shape of the door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4. 58x74 = 4292mm2, this costs the same as the wicks studding but is about twice as strong / thick, no need to worry about anchoring lots of crap to the ceiling for stability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3x2" 2400mm</text:p>
          </table:table-cell>
          <table:table-cell office:value-type="string" table:style-name="ce10">
            <text:p>Reclemation</text:p>
          </table:table-cell>
          <table:table-cell office:value-type="currency" office:value="2.5" table:style-name="ce11">
            <text:p>£2.50</text:p>
          </table:table-cell>
          <table:table-cell office:value-type="float" office:value="4" table:style-name="ce12">
            <text:p>4</text:p>
          </table:table-cell>
          <table:table-cell office:value-type="currency" office:value="10" table:formula="of:=[.E22]*[.F22]" table:style-name="ce11">
            <text:p>£10.00</text:p>
          </table:table-cell>
          <table:table-cell table:style-name="ce24"/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This cost is approximate, we think we can get some from the reclemation that is half the price of Wicks but haven’t looked for it yet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The idea is to trim it down to the same thickness as the outer frame using the table saw in case we want to add on a second panel in the future, to keep it level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15">
            <text:p>45x70x2400mm Single</text:p>
          </table:table-cell>
          <table:table-cell office:value-type="string" table:style-name="ce15">
            <text:p>Wicks</text:p>
          </table:table-cell>
          <table:table-cell office:value-type="currency" office:value="5" table:style-name="ce16">
            <text:p>£5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6]*[.F26]" table:style-name="ce16">
            <text:p>£0.00</text:p>
          </table:table-cell>
          <table:table-cell office:value-type="string" table:style-name="ce26">
            <text:p><text:a xlink:href="http://www.wickes.co.uk/Wickes-Treated-Kiln-Dried-C16-Regularised-45x70x2400mm-Single/p/166401">http://www.wickes.co.uk/Wickes-Treated-Kiln-Dried-C16-Regularised-45x70x2400mm-Single/p/16640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2 this is more expensive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4"/>
          <table:table-cell table:number-columns-repeated="2"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office:value-type="string" table:style-name="ce14">
            <text:p>Studding</text:p>
          </table:table-cell>
          <table:table-cell office:value-type="string" table:style-name="ce15">
            <text:p>63 X 38 X 2400mm (2x2") 2.4m (Qty of 5)</text:p>
          </table:table-cell>
          <table:table-cell office:value-type="string" table:style-name="ce15">
            <text:p>Wicks</text:p>
          </table:table-cell>
          <table:table-cell office:value-type="currency" office:value="2" table:style-name="ce16">
            <text:p>£2.00</text:p>
          </table:table-cell>
          <table:table-cell office:value-type="float" office:value="0" table:style-name="ce17">
            <text:p>0</text:p>
          </table:table-cell>
          <table:table-cell office:value-type="currency" office:value="0" table:formula="of:=[.E29]*[.F29]" table:style-name="ce16">
            <text:p>£0.00</text:p>
          </table:table-cell>
          <table:table-cell office:value-type="string" table:style-name="ce26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Inner Cross Pieces</text:p>
          </table:table-cell>
          <table:table-cell office:value-type="string" table:style-name="ce15">
            <text:p>Option 3, if we can't find any 3x2" from reclemation then this could do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25"/>
          <table:table-cell table:number-columns-repeated="16376"/>
        </table:table-row>
        <table:table-row table:style-name="ro1">
          <table:table-cell/>
          <table:table-cell table:style-name="ce19"/>
          <table:table-cell office:value-type="string" table:style-name="ce20">
            <text:p>although if you want to add a 2nd panel later on in the future you'll end up with a gap between the panel and the frame, because of the thickness of the outer frame</text:p>
          </table:table-cell>
          <table:table-cell table:style-name="ce20"/>
          <table:table-cell table:style-name="ce21"/>
          <table:table-cell table:style-name="ce22"/>
          <table:table-cell table:style-name="ce21"/>
          <table:table-cell table:style-name="ce2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9">
            <text:p>Studding</text:p>
          </table:table-cell>
          <table:table-cell office:value-type="string" table:style-name="ce10">
            <text:p>63 X 38 X 2400mm (2x2") 2.4m (Qty of 5)</text:p>
          </table:table-cell>
          <table:table-cell office:value-type="string" table:style-name="ce10">
            <text:p>Wicks</text:p>
          </table:table-cell>
          <table:table-cell office:value-type="currency" office:value="2" table:style-name="ce11">
            <text:p>£2.00</text:p>
          </table:table-cell>
          <table:table-cell office:value-type="float" office:value="5" table:style-name="ce12">
            <text:p>5</text:p>
          </table:table-cell>
          <table:table-cell office:value-type="currency" office:value="10" table:formula="of:=[.E34]*[.F34]" table:style-name="ce11">
            <text:p>£10.00</text:p>
          </table:table-cell>
          <table:table-cell office:value-type="string" table:style-name="ce13">
            <text:p><text:a xlink:href="http://www.wickes.co.uk/Wickes-Studwork-%28CLS%29-38x63x2400mm-Single/p/107177">http://www.wickes.co.uk/Wickes-Studwork-%28CLS%29-38x63x2400mm-Single/p/107177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Wall Anchor</text:p>
          </table:table-cell>
          <table:table-cell office:value-type="string" table:style-name="ce15">
            <text:p>These pieces are used as an anchorage point on the wall and the outer partition which is already in place</text:p>
          </table:table-cell>
          <table:table-cell table:number-columns-repeated="4" table:style-name="ce15"/>
          <table:table-cell table:style-name="ce28"/>
          <table:table-cell table:number-columns-repeated="16376"/>
        </table:table-row>
        <table:table-row table:style-name="ro1">
          <table:table-cell/>
          <table:table-cell table:style-name="ce14"/>
          <table:table-cell office:value-type="string" table:style-name="ce15">
            <text:p>we only need 4 of these, but getting 5 is cheaper</text:p>
          </table:table-cell>
          <table:table-cell table:number-columns-repeated="4" table:style-name="ce15"/>
          <table:table-cell table:style-name="ce28"/>
          <table:table-cell table:number-columns-repeated="16376"/>
        </table:table-row>
        <table:table-row table:style-name="ro1">
          <table:table-cell/>
          <table:table-cell table:style-name="ce19"/>
          <table:table-cell table:number-columns-repeated="5" table:style-name="ce20"/>
          <table:table-cell table:style-name="ce2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Frame Total</text:p>
          </table:table-cell>
          <table:table-cell office:value-type="currency" office:value="110" table:formula="of:=SUM([.G10:.G36])" table:style-name="ce30">
            <text:p>£110.00</text:p>
          </table:table-cell>
          <table:table-cell office:value-type="string" table:style-name="ce1">
            <text:p>This might go up to around £150 based on if we can get the 3x2 from reclemation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Panel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Wall Panels</text:p>
          </table:table-cell>
          <table:table-cell office:value-type="string" table:style-name="ce10">
            <text:p>OSB2 11X1220X2440MM (Qty of 3)</text:p>
          </table:table-cell>
          <table:table-cell office:value-type="string" table:style-name="ce10">
            <text:p>Wicks</text:p>
          </table:table-cell>
          <table:table-cell office:value-type="currency" office:value="9.99" table:style-name="ce11">
            <text:p>£9.99</text:p>
          </table:table-cell>
          <table:table-cell office:value-type="float" office:value="24" table:style-name="ce12">
            <text:p>24</text:p>
          </table:table-cell>
          <table:table-cell office:value-type="currency" office:value="239.76" table:formula="of:=[.E44]*[.F44]" table:style-name="ce11">
            <text:p>£239.76</text:p>
          </table:table-cell>
          <table:table-cell office:value-type="string" table:style-name="ce1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Wall Panels</text:p>
          </table:table-cell>
          <table:table-cell office:value-type="string" table:style-name="ce20">
            <text:p>OSB2 11X1220X2440MM (Qty of 1)</text:p>
          </table:table-cell>
          <table:table-cell office:value-type="string" table:style-name="ce20">
            <text:p>Wicks</text:p>
          </table:table-cell>
          <table:table-cell office:value-type="currency" office:value="13.99" table:style-name="ce21">
            <text:p>£13.99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45]*[.F45]" table:style-name="ce21">
            <text:p>£0.00</text:p>
          </table:table-cell>
          <table:table-cell office:value-type="string" table:style-name="ce23">
            <text:p><text:a xlink:href="http://www.wickes.co.uk/Wickes-General-Purpose-OSB2-Board-11x1220x2440mm/p/110024">http://www.wickes.co.uk/Wickes-General-Purpose-OSB2-Board-11x1220x2440mm/p/110024</text:a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Panel Total</text:p>
          </table:table-cell>
          <table:table-cell office:value-type="currency" office:value="239.76" table:formula="of:=SUM([.G44:.G46])" table:style-name="ce30">
            <text:p>£239.7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crews</text:p>
          </table:table-cell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2">
          <table:table-cell/>
          <table:table-cell table:style-name="ce31"/>
          <table:table-cell table:number-columns-repeated="2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/>
          <table:table-cell office:value-type="string" table:style-name="ce9">
            <text:p>Panel Screws</text:p>
          </table:table-cell>
          <table:table-cell office:value-type="string" table:style-name="ce10">
            <text:p>Screws to Attach Panels to Frame 38mm</text:p>
          </table:table-cell>
          <table:table-cell office:value-type="string" table:style-name="ce10">
            <text:p>Me</text:p>
          </table:table-cell>
          <table:table-cell office:value-type="currency" office:value="0" table:style-name="ce11">
            <text:p>£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51]*[.F51]" table:style-name="ce11">
            <text:p>£0.00</text:p>
          </table:table-cell>
          <table:table-cell office:value-type="string" table:style-name="ce32">
            <text:p>We've already got some boxes we can use / donate for thi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Frame Screws</text:p>
          </table:table-cell>
          <table:table-cell office:value-type="string" table:style-name="ce20">
            <text:p>6dia 100mm length Screws</text:p>
          </table:table-cell>
          <table:table-cell office:value-type="string" table:style-name="ce20">
            <text:p>Wicks</text:p>
          </table:table-cell>
          <table:table-cell office:value-type="currency" office:value="13.79" table:style-name="ce21">
            <text:p>£13.79</text:p>
          </table:table-cell>
          <table:table-cell office:value-type="float" office:value="1" table:style-name="ce22">
            <text:p>1</text:p>
          </table:table-cell>
          <table:table-cell office:value-type="currency" office:value="13.79" table:formula="of:=[.E52]*[.F52]" table:style-name="ce21">
            <text:p>£13.79</text:p>
          </table:table-cell>
          <table:table-cell office:value-type="string" table:style-name="ce23">
            <text:p><text:a xlink:href="http://www.wickes.co.uk/Wickes-Ultra-Gold-Screws-6x100mm-Pack-100/p/140913">http://www.wickes.co.uk/Wickes-Ultra-Gold-Screws-6x100mm-Pack-100/p/140913</text:a></text:p>
          </table:table-cell>
          <table:table-cell table:number-columns-repeated="16376"/>
        </table:table-row>
        <table:table-row table:number-rows-repeated="2" table:style-name="ro1">
          <table:table-cell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Screws Total</text:p>
          </table:table-cell>
          <table:table-cell office:value-type="currency" office:value="13.79" table:formula="of:=SUM([.G51:.G53])" table:style-name="ce30">
            <text:p>£13.7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Doors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Fire Door</text:p>
          </table:table-cell>
          <table:table-cell office:value-type="string" table:style-name="ce10">
            <text:p>900mm wide</text:p>
          </table:table-cell>
          <table:table-cell office:value-type="string" table:style-name="ce10">
            <text:p>Cheshire Reclamation</text:p>
          </table:table-cell>
          <table:table-cell office:value-type="currency" office:value="40" table:style-name="ce11">
            <text:p>£40.00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61]*[.F61]" table:style-name="ce11">
            <text:p>£0.00</text:p>
          </table:table-cell>
          <table:table-cell office:value-type="string" table:style-name="ce32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4">
            <text:p>Fire Door</text:p>
          </table:table-cell>
          <table:table-cell office:value-type="string" table:style-name="ce15">
            <text:p>900mm wide</text:p>
          </table:table-cell>
          <table:table-cell office:value-type="string" table:style-name="ce15">
            <text:p>Macclesfield Reclamation</text:p>
          </table:table-cell>
          <table:table-cell office:value-type="currency" office:value="20" table:style-name="ce16">
            <text:p>£20.00</text:p>
          </table:table-cell>
          <table:table-cell office:value-type="float" office:value="4" table:style-name="ce17">
            <text:p>4</text:p>
          </table:table-cell>
          <table:table-cell office:value-type="currency" office:value="80" table:formula="of:=[.E62]*[.F62]" table:style-name="ce16">
            <text:p>£80.00</text:p>
          </table:table-cell>
          <table:table-cell office:value-type="string" table:style-name="ce28">
            <text:p>No fire doors for now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Regular Door</text:p>
          </table:table-cell>
          <table:table-cell office:value-type="string" table:style-name="ce20">
            <text:p>(H)1981mm (W)838mm</text:p>
          </table:table-cell>
          <table:table-cell office:value-type="string" table:style-name="ce20">
            <text:p>B&amp;Q</text:p>
          </table:table-cell>
          <table:table-cell office:value-type="currency" office:value="28" table:style-name="ce21">
            <text:p>£28.00</text:p>
          </table:table-cell>
          <table:table-cell office:value-type="float" office:value="0" table:style-name="ce22">
            <text:p>0</text:p>
          </table:table-cell>
          <table:table-cell office:value-type="currency" office:value="0" table:formula="of:=[.E63]*[.F63]" table:style-name="ce21">
            <text:p>£0.00</text:p>
          </table:table-cell>
          <table:table-cell office:value-type="string" table:style-name="ce23">
            <text:p><text:a xlink:href="http://www.diy.com/departments/2-panel-arched-primed-woodgrain-internal-unglazed-door-h1981mm-w838mm/42621_BQ.prd">http://www.diy.com/departments/2-panel-arched-primed-woodgrain-internal-unglazed-door-h1981mm-w838mm/42621_BQ.prd</text:a></text:p>
          </table:table-cell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style-name="ce1"/>
          <table:table-cell office:value-type="string" table:style-name="ce2">
            <text:p>There's lots of different doors down at the reclemation place, for now I've added a generic £20 per door cost with an assumption of 4 doors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If 900mm doors for wheelchair access is important then one option is to get some from wicks / bq and add a bit of wood onto the side if you want to go cheaper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style-name="ce8"/>
          <table:table-cell table:number-columns-repeated="16376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3">
            <text:p>Doors Total</text:p>
          </table:table-cell>
          <table:table-cell office:value-type="currency" office:value="80" table:formula="of:=SUM([.G61:.G67])" table:style-name="ce34">
            <text:p>£80.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Paint</text:p>
          </table:table-cell>
          <table:table-cell table:number-columns-repeated="2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Supplier</text:p>
          </table:table-cell>
          <table:table-cell office:value-type="string" table:style-name="ce6">
            <text:p>Unit Cost</text:p>
          </table:table-cell>
          <table:table-cell office:value-type="string" table:style-name="ce7">
            <text:p>Qty</text:p>
          </table:table-cell>
          <table:table-cell office:value-type="string" table:style-name="ce6">
            <text:p>Sub Total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3" table:style-name="ce5"/>
          <table:table-cell table:style-name="ce6"/>
          <table:table-cell table:style-name="ce7"/>
          <table:table-cell table:style-name="ce6"/>
          <table:table-cell table:number-columns-repeated="16377" table:style-name="ce1"/>
        </table:table-row>
        <table:table-row table:style-name="ro1">
          <table:table-cell/>
          <table:table-cell office:value-type="string" table:style-name="ce9">
            <text:p>Ceiling Paint</text:p>
          </table:table-cell>
          <table:table-cell office:value-type="string" table:style-name="ce10">
            <text:p>Smooth Masonary Paint White 5L</text:p>
          </table:table-cell>
          <table:table-cell office:value-type="string" table:style-name="ce10">
            <text:p>Wicks</text:p>
          </table:table-cell>
          <table:table-cell office:value-type="currency" office:value="20.99" table:style-name="ce11">
            <text:p>£20.99</text:p>
          </table:table-cell>
          <table:table-cell office:value-type="float" office:value="0" table:style-name="ce12">
            <text:p>0</text:p>
          </table:table-cell>
          <table:table-cell office:value-type="currency" office:value="0" table:formula="of:=[.E74]*[.F74]" table:style-name="ce11">
            <text:p>£0.00</text:p>
          </table:table-cell>
          <table:table-cell office:value-type="string" table:style-name="ce13">
            <text:p><text:a xlink:href="http://www.wickes.co.uk/Wickes-Smooth-Masonry-Paint-White-5L/p/214121">http://www.wickes.co.uk/Wickes-Smooth-Masonry-Paint-White-5L/p/214121</text:a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9">
            <text:p>Ceiling Paint</text:p>
          </table:table-cell>
          <table:table-cell office:value-type="string" table:style-name="ce20">
            <text:p>Smooth Masonary Paint White 10L</text:p>
          </table:table-cell>
          <table:table-cell office:value-type="string" table:style-name="ce20">
            <text:p>Wicks</text:p>
          </table:table-cell>
          <table:table-cell office:value-type="currency" office:value="33.99" table:style-name="ce21">
            <text:p>£33.99</text:p>
          </table:table-cell>
          <table:table-cell office:value-type="float" office:value="1" table:style-name="ce22">
            <text:p>1</text:p>
          </table:table-cell>
          <table:table-cell office:value-type="currency" office:value="33.99" table:formula="of:=[.E75]*[.F75]" table:style-name="ce21">
            <text:p>£33.99</text:p>
          </table:table-cell>
          <table:table-cell office:value-type="string" table:style-name="ce23">
            <text:p><text:a xlink:href="http://www.wickes.co.uk/Wickes-Smooth-Masonry-Paint-White-10L/p/214122">http://www.wickes.co.uk/Wickes-Smooth-Masonry-Paint-White-10L/p/214122</text:a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Assuming 10m² per litre, and 10x13m area (130m²) we'll probaby need a 10L tub</text:p>
          </table:table-cell>
          <table:table-cell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2" table:style-name="ro1">
          <table:table-cell/>
          <table:table-cell table:number-columns-repeated="3" table:style-name="ce1"/>
          <table:table-cell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style-name="ro2">
          <table:table-cell/>
          <table:table-cell table:number-columns-repeated="3" table:style-name="ce1"/>
          <table:table-cell table:style-name="ce3"/>
          <table:table-cell office:value-type="string" table:style-name="ce33">
            <text:p>Paint Total</text:p>
          </table:table-cell>
          <table:table-cell office:value-type="currency" office:value="33.99" table:formula="of:=SUM([.G74:.G78])" table:style-name="ce34">
            <text:p>£33.9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2">
            <text:p>Grand Total</text:p>
          </table:table-cell>
          <table:table-cell office:value-type="currency" office:value="477.54" table:formula="of:=[.G39]+[.G47]+[.G55]+[.G68]+[.G79]" table:style-name="ce35">
            <text:p>£477.54</text:p>
          </table:table-cell>
          <table:table-cell table:number-columns-repeated="16377"/>
        </table:table-row>
        <table:table-row table:number-rows-repeated="1048495" table:style-name="ro1">
          <table:table-cell table:number-columns-repeated="16384"/>
        </table:table-row>
      </table:table>
      <table:table table:name="Sheet3" table:style-name="ta2">
        <table:table-column table:style-name="co7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currency-symbol>£</number:currency-symbol>
      <number:number number:decimal-places="2" number:min-integer-digits="1" number:grouping="true"/>
    </number:currency-style>
    <number:currency-style style:name="N37" number:language="cy" number:country="GB">
      <number:currency-symbol number:language="cy" number:country="GB">£</number:currency-symbol>
      <number:number number:decimal-places="2" number:min-integer-digits="1" number:grouping="true"/>
    </number:currency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ichard</dc:creator>
    <meta:creation-date>2009-04-16T11:32:48Z</meta:creation-date>
    <dc:date>2016-05-19T21:13:15Z</dc:date>
    <meta:print-date>2016-05-07T10:37:20Z</meta:print-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